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23e8" officeooo:paragraph-rsid="000423e8"/>
    </style:style>
    <style:style style:name="P2" style:family="paragraph" style:parent-style-name="Standard">
      <style:paragraph-properties fo:text-align="center" style:justify-single-word="false"/>
      <style:text-properties officeooo:rsid="000423e8" officeooo:paragraph-rsid="000423e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text-align="center" style:justify-single-word="false"/>
      <style:text-properties officeooo:rsid="000423e8" officeooo:paragraph-rsid="000423e8"/>
    </style:style>
    <style:style style:name="P5" style:family="paragraph" style:parent-style-name="Text_20_body" style:list-style-name="L1">
      <style:text-properties officeooo:rsid="000423e8" officeooo:paragraph-rsid="000423e8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423e8" officeooo:paragraph-rsid="000423e8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423e8" officeooo:paragraph-rsid="000423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:Seinal Arifin</text:p>
      <text:p text:style-name="P1">NIM:230411100149</text:p>
      <text:p text:style-name="P1">Kelas:Iot IF6A</text:p>
      <text:p text:style-name="P1"/>
      <text:p text:style-name="P2">Firebase RTDB(Real Time Data Base)</text:p>
      <text:p text:style-name="P2">Kelebihan</text:p>
      <text:list text:style-name="L1">
        <text:list-item>
          <text:p text:style-name="P3"><text:span text:style-name="Strong_20_Emphasis">Gratis</text:span> untuk kebutuhan IoT dan belajar</text:p>
        </text:list-item>
        <text:list-item>
          <text:p text:style-name="P3">Kuota sangat mencukupi untuk ESP8266 dan sensor</text:p>
        </text:list-item>
        <text:list-item>
          <text:p text:style-name="P3">Tidak butuh kartu kredit</text:p>
        </text:list-item>
        <text:list-item>
          <text:p text:style-name="P3">Bisa langsung digunakan via REST API</text:p>
        </text:list-item>
        <text:list-item>
          <text:p text:style-name="P5">Tidak perlu server sendiri Cocok buat Loging harian</text:p>
          <text:p text:style-name="P4">Hal yang dibuthkah</text:p>
        </text:list-item>
        <text:list-item>
          <text:p text:style-name="P6">Sensor PIR</text:p>
        </text:list-item>
        <text:list-item>
          <text:p text:style-name="P6">Bot Telegram</text:p>
        </text:list-item>
        <text:list-item>
          <text:p text:style-name="P6">esp8226</text:p>
        </text:list-item>
        <text:list-item>
          <text:p text:style-name="P6">isd 1800</text:p>
        </text:list-item>
        <text:list-item>
          <text:p text:style-name="P6">LCD (Jika ada biaya lebih)</text:p>
          <text:p text:style-name="P4">Alasan Memilih Firebase RTDB</text:p>
        </text:list-item>
        <text:list-item>
          <text:p text:style-name="P7">Cocok untuk Loging harian karna dalam jurnalnya aslinya tidak butuh Cloud Computing,akan tetapi sekaligus belajar cloud computing bisa dengann memakai ini dengan gratis dan cocok untuk latihan</text:p>
        </text:list-item>
        <text:list-item>
          <text:p text:style-name="P7">Gratis sangat dibutuhkan untuk belajar pemula</text:p>
        </text:list-item>
        <text:list-item>
          <text:p text:style-name="P7">Lebih sering di dengar namanya sehingga jika kurang tutorial masih banyak resource untuk mempelajari lebih lanjut mengenai cloud computing ini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09:02:00.198512701</meta:creation-date>
    <dc:date>2025-05-21T09:15:48.440843767</dc:date>
    <meta:editing-duration>PT8S</meta:editing-duration>
    <meta:editing-cycles>1</meta:editing-cycles>
    <meta:document-statistic meta:table-count="0" meta:image-count="0" meta:object-count="0" meta:page-count="1" meta:paragraph-count="20" meta:word-count="129" meta:character-count="790" meta:non-whitespace-character-count="696"/>
    <meta:generator>LibreOffice/24.2.7.2$Linux_X86_64 LibreOffice_project/420$Build-2</meta:generator>
  </office:meta>
</office:document-meta>
</file>